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5.983cm"/>
    </style:style>
    <style:style style:name="co3" style:family="table-column">
      <style:table-column-properties fo:break-before="auto" style:column-width="15.318cm"/>
    </style:style>
    <style:style style:name="co4" style:family="table-column">
      <style:table-column-properties fo:break-before="auto" style:column-width="14.623cm"/>
    </style:style>
    <style:style style:name="co5" style:family="table-column">
      <style:table-column-properties fo:break-before="auto" style:column-width="14.568cm"/>
    </style:style>
    <style:style style:name="co6" style:family="table-column">
      <style:table-column-properties fo:break-before="auto" style:column-width="14.429cm"/>
    </style:style>
    <style:style style:name="co7" style:family="table-column">
      <style:table-column-properties fo:break-before="auto" style:column-width="14.54cm"/>
    </style:style>
    <style:style style:name="co8" style:family="table-column">
      <style:table-column-properties fo:break-before="auto" style:column-width="13.929cm"/>
    </style:style>
    <style:style style:name="co9" style:family="table-column">
      <style:table-column-properties fo:break-before="auto" style:column-width="13.741cm"/>
    </style:style>
    <style:style style:name="co10" style:family="table-column">
      <style:table-column-properties fo:break-before="auto" style:column-width="13.653cm"/>
    </style:style>
    <style:style style:name="co11" style:family="table-column">
      <style:table-column-properties fo:break-before="auto" style:column-width="14.984cm"/>
    </style:style>
    <style:style style:name="co12" style:family="table-column">
      <style:table-column-properties fo:break-before="auto" style:column-width="14.095cm"/>
    </style:style>
    <style:style style:name="co13" style:family="table-column">
      <style:table-column-properties fo:break-before="auto" style:column-width="15.233cm"/>
    </style:style>
    <style:style style:name="co14" style:family="table-column">
      <style:table-column-properties fo:break-before="auto" style:column-width="1.84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style:font-name="맑은 고딕" style:font-name-asian="맑은 고딕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6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4" table:number-columns-repeated="1008" table:default-cell-style-name="Excel_20_Built-in_20_Normal"/>
        <table:table-row table:style-name="ro1">
          <table:table-cell office:value-type="string">
            <text:p>P_ID</text:p>
          </table:table-cell>
          <table:table-cell office:value-type="string">
            <text:p>P_IMG1</text:p>
          </table:table-cell>
          <table:table-cell office:value-type="string">
            <text:p>P_IMG2</text:p>
          </table:table-cell>
          <table:table-cell office:value-type="string">
            <text:p>P_IMG3</text:p>
          </table:table-cell>
          <table:table-cell office:value-type="string">
            <text:p>P_IMG4</text:p>
          </table:table-cell>
          <table:table-cell office:value-type="string">
            <text:p>P_IMG5</text:p>
          </table:table-cell>
          <table:table-cell office:value-type="string">
            <text:p>P_IMG6</text:p>
          </table:table-cell>
          <table:table-cell office:value-type="string">
            <text:p>P_IMG7</text:p>
          </table:table-cell>
          <table:table-cell office:value-type="string">
            <text:p>P_IMG8</text:p>
          </table:table-cell>
          <table:table-cell office:value-type="string">
            <text:p>P_IMG9</text:p>
          </table:table-cell>
          <table:table-cell office:value-type="string">
            <text:p>P_IMG10</text:p>
          </table:table-cell>
          <table:table-cell office:value-type="string">
            <text:p>P_IMG11</text:p>
          </table:table-cell>
          <table:table-cell office:value-type="string">
            <text:p>P_IMG12</text:p>
          </table:table-cell>
          <table:table-cell office:value-type="string">
            <text:p>P_IMG13</text:p>
          </table:table-cell>
          <table:table-cell office:value-type="string">
            <text:p>P_IMG14</text:p>
          </table:table-cell>
          <table:table-cell office:value-type="string">
            <text:p>P_IMG15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/resources/image/flower-images/flower-basket/flower-basket_01/01.PNG</text:p>
          </table:table-cell>
          <table:table-cell office:value-type="string">
            <text:p>/resources/image/flower-images/flower-basket/flower-basket_01/02.PNG</text:p>
          </table:table-cell>
          <table:table-cell office:value-type="string">
            <text:p>/resources/image/flower-images/flower-basket/flower-basket_01/03.PNG</text:p>
          </table:table-cell>
          <table:table-cell office:value-type="string">
            <text:p>/resources/image/flower-images/flower-basket/flower-basket_01/04.PNG</text:p>
          </table:table-cell>
          <table:table-cell office:value-type="string">
            <text:p>/resources/image/flower-images/flower-basket/flower-basket_01/05.PNG</text:p>
          </table:table-cell>
          <table:table-cell office:value-type="string">
            <text:p>/resources/image/flower-images/flower-basket/flower-basket_01/06.PNG</text:p>
          </table:table-cell>
          <table:table-cell office:value-type="string">
            <text:p>/resources/image/flower-images/flower-basket/flower-basket_01/07.png</text:p>
          </table:table-cell>
          <table:table-cell table:number-columns-repeated="4"/>
          <table:table-cell office:value-type="string">
            <text:p><text:s text:c="15"/>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/resources/image/flower-images/flower-basket/flower-basket_02/01.PNG</text:p>
          </table:table-cell>
          <table:table-cell office:value-type="string">
            <text:p>/resources/image/flower-images/flower-basket/flower-basket_02/02.PNG</text:p>
          </table:table-cell>
          <table:table-cell office:value-type="string">
            <text:p>/resources/image/flower-images/flower-basket/flower-basket_02/03.PNG</text:p>
          </table:table-cell>
          <table:table-cell office:value-type="string">
            <text:p>/resources/image/flower-images/flower-basket/flower-basket_02/04.PNG</text:p>
          </table:table-cell>
          <table:table-cell office:value-type="string">
            <text:p>/resources/image/flower-images/flower-basket/flower-basket_02/05.PNG</text:p>
          </table:table-cell>
          <table:table-cell office:value-type="string">
            <text:p>/resources/image/flower-images/flower-basket/flower-basket_02/06.PNG</text:p>
          </table:table-cell>
          <table:table-cell table:style-name="ce1" office:value-type="string">
            <text:p>/resources/image/flower-images/flower-basket/flower-basket_02/07.pn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/resources/image/flower-images/flower-basket/flower-basket_03/01.PNG</text:p>
          </table:table-cell>
          <table:table-cell office:value-type="string">
            <text:p>/resources/image/flower-images/flower-basket/flower-basket_03/02.PNG</text:p>
          </table:table-cell>
          <table:table-cell office:value-type="string">
            <text:p>/resources/image/flower-images/flower-basket/flower-basket_03/03.PNG</text:p>
          </table:table-cell>
          <table:table-cell office:value-type="string">
            <text:p>/resources/image/flower-images/flower-basket/flower-basket_03/04.PNG</text:p>
          </table:table-cell>
          <table:table-cell office:value-type="string">
            <text:p>/resources/image/flower-images/flower-basket/flower-basket_03/05.PNG</text:p>
          </table:table-cell>
          <table:table-cell office:value-type="string">
            <text:p>/resources/image/flower-images/flower-basket/flower-basket_03/06.PNG</text:p>
          </table:table-cell>
          <table:table-cell office:value-type="string">
            <text:p>/resources/image/flower-images/flower-basket/flower-basket_03/07.PNG</text:p>
          </table:table-cell>
          <table:table-cell table:style-name="ce1" office:value-type="string">
            <text:p>/resources/image/flower-images/flower-basket/flower-basket_03/08.png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/resources/image/flower-images/flower-basket/flower-basket_04/01.PNG</text:p>
          </table:table-cell>
          <table:table-cell office:value-type="string">
            <text:p>/resources/image/flower-images/flower-basket/flower-basket_04/02.PNG</text:p>
          </table:table-cell>
          <table:table-cell office:value-type="string">
            <text:p>/resources/image/flower-images/flower-basket/flower-basket_04/03.PNG</text:p>
          </table:table-cell>
          <table:table-cell office:value-type="string">
            <text:p>/resources/image/flower-images/flower-basket/flower-basket_04/04.PNG</text:p>
          </table:table-cell>
          <table:table-cell office:value-type="string">
            <text:p>/resources/image/flower-images/flower-basket/flower-basket_04/05.PNG</text:p>
          </table:table-cell>
          <table:table-cell office:value-type="string">
            <text:p>/resources/image/flower-images/flower-basket/flower-basket_04/06.PNG</text:p>
          </table:table-cell>
          <table:table-cell table:style-name="ce1" office:value-type="string">
            <text:p>/resources/image/flower-images/flower-basket/flower-basket_04/07.pn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/resources/image/flower-images/flower-basket/flower-basket_05/01.PNG</text:p>
          </table:table-cell>
          <table:table-cell office:value-type="string">
            <text:p>/resources/image/flower-images/flower-basket/flower-basket_05/02.PNG</text:p>
          </table:table-cell>
          <table:table-cell office:value-type="string">
            <text:p>/resources/image/flower-images/flower-basket/flower-basket_05/03.PNG</text:p>
          </table:table-cell>
          <table:table-cell office:value-type="string">
            <text:p>/resources/image/flower-images/flower-basket/flower-basket_05/04.PNG</text:p>
          </table:table-cell>
          <table:table-cell office:value-type="string">
            <text:p>/resources/image/flower-images/flower-basket/flower-basket_05/05.PNG</text:p>
          </table:table-cell>
          <table:table-cell office:value-type="string">
            <text:p>/resources/image/flower-images/flower-basket/flower-basket_05/06.PNG</text:p>
          </table:table-cell>
          <table:table-cell office:value-type="string">
            <text:p>/resources/image/flower-images/flower-basket/flower-basket_05/07.PNG</text:p>
          </table:table-cell>
          <table:table-cell table:style-name="ce1" office:value-type="string">
            <text:p>/resources/image/flower-images/flower-basket/flower-basket_05/08.png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/resources/image/flower-images/flower-basket/flower-basket_06/01.jpg</text:p>
          </table:table-cell>
          <table:table-cell table:style-name="ce1" office:value-type="string">
            <text:p>/resources/image/flower-images/flower-basket/flower-basket_06/02.jpg</text:p>
          </table:table-cell>
          <table:table-cell table:style-name="ce1" office:value-type="string">
            <text:p>/resources/image/flower-images/flower-basket/flower-basket_06/03.jpg</text:p>
          </table:table-cell>
          <table:table-cell table:style-name="ce1" office:value-type="string">
            <text:p>/resources/image/flower-images/flower-basket/flower-basket_06/04.jpg</text:p>
          </table:table-cell>
          <table:table-cell table:style-name="ce1" office:value-type="string">
            <text:p>/resources/image/flower-images/flower-basket/flower-basket_06/05.jpg</text:p>
          </table:table-cell>
          <table:table-cell table:style-name="ce1" office:value-type="string">
            <text:p>/resources/image/flower-images/flower-basket/flower-basket_06/06.jpg</text:p>
          </table:table-cell>
          <table:table-cell table:style-name="ce1" office:value-type="string">
            <text:p>/resources/image/flower-images/flower-basket/flower-basket_06/07.jpg</text:p>
          </table:table-cell>
          <table:table-cell table:style-name="ce1" office:value-type="string">
            <text:p>/resources/image/flower-images/flower-basket/flower-basket_06/08jpg</text:p>
          </table:table-cell>
          <table:table-cell table:style-name="ce1" office:value-type="string">
            <text:p>/resources/image/flower-images/flower-basket/flower-basket_06/09.jpg</text:p>
          </table:table-cell>
          <table:table-cell table:style-name="ce1" office:value-type="string">
            <text:p>/resources/image/flower-images/flower-basket/flower-basket_06/10.jpg</text:p>
          </table:table-cell>
          <table:table-cell table:style-name="ce1" office:value-type="string">
            <text:p>/resources/image/flower-images/flower-basket/flower-basket_06/11.jpg</text:p>
          </table:table-cell>
          <table:table-cell table:style-name="ce1" office:value-type="string">
            <text:p>/resources/image/flower-images/flower-basket/flower-basket_06/12.png</text:p>
          </table:table-cell>
          <table:table-cell table:style-name="ce1"/>
          <table:table-cell table:number-columns-repeated="1010"/>
        </table:table-row>
        <table:table-row table:style-name="ro2">
          <table:table-cell/>
          <table:table-cell table:style-name="ce1" office:value-type="string">
            <text:p>/resources/image/flower-images/flower-basket/flower-basket_07/01.jpg</text:p>
          </table:table-cell>
          <table:table-cell table:style-name="ce1" office:value-type="string">
            <text:p>/resources/image/flower-images/flower-basket/flower-basket_07/02.jpg</text:p>
          </table:table-cell>
          <table:table-cell table:style-name="ce1" office:value-type="string">
            <text:p>/resources/image/flower-images/flower-basket/flower-basket_07/03.jpg</text:p>
          </table:table-cell>
          <table:table-cell table:style-name="ce1" office:value-type="string">
            <text:p>/resources/image/flower-images/flower-basket/flower-basket_07/04.jpg</text:p>
          </table:table-cell>
          <table:table-cell table:style-name="ce1" office:value-type="string">
            <text:p>/resources/image/flower-images/flower-basket/flower-basket_07/05.jpg</text:p>
          </table:table-cell>
          <table:table-cell table:style-name="ce1" office:value-type="string">
            <text:p>/resources/image/flower-images/flower-basket/flower-basket_07/06.jpg</text:p>
          </table:table-cell>
          <table:table-cell table:style-name="ce1" office:value-type="string">
            <text:p>/resources/image/flower-images/flower-basket/flower-basket_07/07.jpg</text:p>
          </table:table-cell>
          <table:table-cell table:style-name="ce1" office:value-type="string">
            <text:p>/resources/image/flower-images/flower-basket/flower-basket_07/08jpg</text:p>
          </table:table-cell>
          <table:table-cell table:style-name="ce1" office:value-type="string">
            <text:p>/resources/image/flower-images/flower-basket/flower-basket_07/09.jpg</text:p>
          </table:table-cell>
          <table:table-cell table:style-name="ce1" office:value-type="string">
            <text:p>/resources/image/flower-images/flower-basket/flower-basket_07/10.jpg</text:p>
          </table:table-cell>
          <table:table-cell table:style-name="ce1" office:value-type="string">
            <text:p>/resources/image/flower-images/flower-basket/flower-basket_07/11.jpg</text:p>
          </table:table-cell>
          <table:table-cell table:style-name="ce1" office:value-type="string">
            <text:p>/resources/image/flower-images/flower-basket/flower-basket_07/12.jpg</text:p>
          </table:table-cell>
          <table:table-cell table:style-name="ce1" office:value-type="string">
            <text:p>/resources/image/flower-images/flower-basket/flower-basket_07/13.png</text:p>
          </table:table-cell>
          <table:table-cell table:number-columns-repeated="1010"/>
        </table:table-row>
        <table:table-row table:style-name="ro2">
          <table:table-cell/>
          <table:table-cell table:style-name="ce1" office:value-type="string">
            <text:p>/resources/image/flower-images/flower-basket/flower-basket_08/01.jpg</text:p>
          </table:table-cell>
          <table:table-cell table:style-name="ce1" office:value-type="string">
            <text:p>/resources/image/flower-images/flower-basket/flower-basket_08/02.jpg</text:p>
          </table:table-cell>
          <table:table-cell table:style-name="ce1" office:value-type="string">
            <text:p>/resources/image/flower-images/flower-basket/flower-basket_08/03.jpg</text:p>
          </table:table-cell>
          <table:table-cell table:style-name="ce1" office:value-type="string">
            <text:p>/resources/image/flower-images/flower-basket/flower-basket_08/04.jpg</text:p>
          </table:table-cell>
          <table:table-cell table:style-name="ce1" office:value-type="string">
            <text:p>/resources/image/flower-images/flower-basket/flower-basket_08/05.jpg</text:p>
          </table:table-cell>
          <table:table-cell table:style-name="ce1" office:value-type="string">
            <text:p>/resources/image/flower-images/flower-basket/flower-basket_08/06.jpg</text:p>
          </table:table-cell>
          <table:table-cell table:style-name="ce1" office:value-type="string">
            <text:p>/resources/image/flower-images/flower-basket/flower-basket_08/07.jpg</text:p>
          </table:table-cell>
          <table:table-cell table:style-name="ce1" office:value-type="string">
            <text:p>/resources/image/flower-images/flower-basket/flower-basket_08/08jpg</text:p>
          </table:table-cell>
          <table:table-cell table:style-name="ce1" office:value-type="string">
            <text:p>/resources/image/flower-images/flower-basket/flower-basket_08/09.jpg</text:p>
          </table:table-cell>
          <table:table-cell table:style-name="ce1" office:value-type="string">
            <text:p>/resources/image/flower-images/flower-basket/flower-basket_08/10.jpg</text:p>
          </table:table-cell>
          <table:table-cell table:style-name="ce1" office:value-type="string">
            <text:p>/resources/image/flower-images/flower-basket/flower-basket_08/11.jpg</text:p>
          </table:table-cell>
          <table:table-cell table:style-name="ce1" office:value-type="string">
            <text:p>/resources/image/flower-images/flower-basket/flower-basket_08/12.jpg</text:p>
          </table:table-cell>
          <table:table-cell table:style-name="ce1" office:value-type="string">
            <text:p>/resources/image/flower-images/flower-basket/flower-basket_08/13.jpg</text:p>
          </table:table-cell>
          <table:table-cell table:style-name="ce1" office:value-type="string">
            <text:p>/resources/image/flower-images/flower-basket/flower-basket_08/14.png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>
            <text:p>/resources/image/flower-images/flower-basket/flower-basket_09/01.jpg</text:p>
          </table:table-cell>
          <table:table-cell table:style-name="ce1" office:value-type="string">
            <text:p>/resources/image/flower-images/flower-basket/flower-basket_09/02.jpg</text:p>
          </table:table-cell>
          <table:table-cell table:style-name="ce1" office:value-type="string">
            <text:p>/resources/image/flower-images/flower-basket/flower-basket_09/03.jpg</text:p>
          </table:table-cell>
          <table:table-cell table:style-name="ce1" office:value-type="string">
            <text:p>/resources/image/flower-images/flower-basket/flower-basket_09/04.jpg</text:p>
          </table:table-cell>
          <table:table-cell table:style-name="ce1" office:value-type="string">
            <text:p>/resources/image/flower-images/flower-basket/flower-basket_09/05.jpg</text:p>
          </table:table-cell>
          <table:table-cell table:style-name="ce1" office:value-type="string">
            <text:p>/resources/image/flower-images/flower-basket/flower-basket_09/06.jpg</text:p>
          </table:table-cell>
          <table:table-cell table:style-name="ce1" office:value-type="string">
            <text:p>/resources/image/flower-images/flower-basket/flower-basket_09/07.jpg</text:p>
          </table:table-cell>
          <table:table-cell table:style-name="ce1" office:value-type="string">
            <text:p>/resources/image/flower-images/flower-basket/flower-basket_09/08jpg</text:p>
          </table:table-cell>
          <table:table-cell table:style-name="ce1" office:value-type="string">
            <text:p>/resources/image/flower-images/flower-basket/flower-basket_09/09.jpg</text:p>
          </table:table-cell>
          <table:table-cell table:style-name="ce1" office:value-type="string">
            <text:p>/resources/image/flower-images/flower-basket/flower-basket_09/10.jpg</text:p>
          </table:table-cell>
          <table:table-cell table:style-name="ce1" office:value-type="string">
            <text:p>/resources/image/flower-images/flower-basket/flower-basket_09/11.jpg</text:p>
          </table:table-cell>
          <table:table-cell table:style-name="ce1" office:value-type="string">
            <text:p>/resources/image/flower-images/flower-basket/flower-basket_09/12.jpg</text:p>
          </table:table-cell>
          <table:table-cell table:style-name="ce1" office:value-type="string">
            <text:p>/resources/image/flower-images/flower-basket/flower-basket_09/13.jpg</text:p>
          </table:table-cell>
          <table:table-cell table:style-name="ce1" office:value-type="string">
            <text:p>/resources/image/flower-images/flower-basket/flower-basket_09/14.png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>
            <text:p>/resources/image/flower-images/flower-basket/flower-basket_10/01.jpg</text:p>
          </table:table-cell>
          <table:table-cell table:style-name="ce1" office:value-type="string">
            <text:p>/resources/image/flower-images/flower-basket/flower-basket_10/02.jpg</text:p>
          </table:table-cell>
          <table:table-cell table:style-name="ce1" office:value-type="string">
            <text:p>/resources/image/flower-images/flower-basket/flower-basket_10/03.jpg</text:p>
          </table:table-cell>
          <table:table-cell table:style-name="ce1" office:value-type="string">
            <text:p>/resources/image/flower-images/flower-basket/flower-basket_10/04.jpg</text:p>
          </table:table-cell>
          <table:table-cell table:style-name="ce1" office:value-type="string">
            <text:p>/resources/image/flower-images/flower-basket/flower-basket_10/05.jpg</text:p>
          </table:table-cell>
          <table:table-cell table:style-name="ce1" office:value-type="string">
            <text:p>/resources/image/flower-images/flower-basket/flower-basket_10/06.jpg</text:p>
          </table:table-cell>
          <table:table-cell table:style-name="ce1" office:value-type="string">
            <text:p>/resources/image/flower-images/flower-basket/flower-basket_10/07.jpg</text:p>
          </table:table-cell>
          <table:table-cell table:style-name="ce1" office:value-type="string">
            <text:p>/resources/image/flower-images/flower-basket/flower-basket_10/08jpg</text:p>
          </table:table-cell>
          <table:table-cell table:style-name="ce1" office:value-type="string">
            <text:p>/resources/image/flower-images/flower-basket/flower-basket_10/09.jpg</text:p>
          </table:table-cell>
          <table:table-cell table:style-name="ce1" office:value-type="string">
            <text:p>/resources/image/flower-images/flower-basket/flower-basket_10/10.jpg</text:p>
          </table:table-cell>
          <table:table-cell table:style-name="ce1" office:value-type="string">
            <text:p>/resources/image/flower-images/flower-basket/flower-basket_10/11.png</text:p>
          </table:table-cell>
          <table:table-cell table:style-name="ce1" table:number-columns-repeated="3"/>
          <table:table-cell table:number-columns-repeated="1009"/>
        </table:table-row>
        <table:table-row table:style-name="ro2">
          <table:table-cell/>
          <table:table-cell table:style-name="ce1" office:value-type="string">
            <text:p>/resources/image/flower-images/flower-basket/flower-basket_11/01.jpg</text:p>
          </table:table-cell>
          <table:table-cell table:style-name="ce1" office:value-type="string">
            <text:p>/resources/image/flower-images/flower-basket/flower-basket_11/02.jpg</text:p>
          </table:table-cell>
          <table:table-cell table:style-name="ce1" office:value-type="string">
            <text:p>/resources/image/flower-images/flower-basket/flower-basket_11/03.jpg</text:p>
          </table:table-cell>
          <table:table-cell table:style-name="ce1" office:value-type="string">
            <text:p>/resources/image/flower-images/flower-basket/flower-basket_11/04.jpg</text:p>
          </table:table-cell>
          <table:table-cell table:style-name="ce1" office:value-type="string">
            <text:p>/resources/image/flower-images/flower-basket/flower-basket_11/05.jpg</text:p>
          </table:table-cell>
          <table:table-cell table:style-name="ce1" office:value-type="string">
            <text:p>/resources/image/flower-images/flower-basket/flower-basket_11/06.jpg</text:p>
          </table:table-cell>
          <table:table-cell table:style-name="ce1" office:value-type="string">
            <text:p>/resources/image/flower-images/flower-basket/flower-basket_11/07.jpg</text:p>
          </table:table-cell>
          <table:table-cell table:style-name="ce1" office:value-type="string">
            <text:p>/resources/image/flower-images/flower-basket/flower-basket_11/08jpg</text:p>
          </table:table-cell>
          <table:table-cell table:style-name="ce1" office:value-type="string">
            <text:p>/resources/image/flower-images/flower-basket/flower-basket_11/09.jpg</text:p>
          </table:table-cell>
          <table:table-cell table:style-name="ce1" office:value-type="string">
            <text:p>/resources/image/flower-images/flower-basket/flower-basket_11/10.jpg</text:p>
          </table:table-cell>
          <table:table-cell table:style-name="ce1" office:value-type="string">
            <text:p>/resources/image/flower-images/flower-basket/flower-basket_11/11.jpg</text:p>
          </table:table-cell>
          <table:table-cell table:style-name="ce1" office:value-type="string">
            <text:p>/resources/image/flower-images/flower-basket/flower-basket_11/12.jpg</text:p>
          </table:table-cell>
          <table:table-cell table:style-name="ce1" office:value-type="string">
            <text:p>/resources/image/flower-images/flower-basket/flower-basket_11/13.jpg</text:p>
          </table:table-cell>
          <table:table-cell table:style-name="ce1" office:value-type="string">
            <text:p>/resources/image/flower-images/flower-basket/flower-basket_11/14.png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>
            <text:p>/resources/image/flower-images/flower-basket/flower-basket_12/01.jpg</text:p>
          </table:table-cell>
          <table:table-cell table:style-name="ce1" office:value-type="string">
            <text:p>/resources/image/flower-images/flower-basket/flower-basket_12/02.jpg</text:p>
          </table:table-cell>
          <table:table-cell table:style-name="ce1" office:value-type="string">
            <text:p>/resources/image/flower-images/flower-basket/flower-basket_12/03.jpg</text:p>
          </table:table-cell>
          <table:table-cell table:style-name="ce1" office:value-type="string">
            <text:p>/resources/image/flower-images/flower-basket/flower-basket_12/04.jpg</text:p>
          </table:table-cell>
          <table:table-cell table:style-name="ce1" office:value-type="string">
            <text:p>/resources/image/flower-images/flower-basket/flower-basket_12/05.jpg</text:p>
          </table:table-cell>
          <table:table-cell table:style-name="ce1" office:value-type="string">
            <text:p>/resources/image/flower-images/flower-basket/flower-basket_12/06.jpg</text:p>
          </table:table-cell>
          <table:table-cell table:style-name="ce1" office:value-type="string">
            <text:p>/resources/image/flower-images/flower-basket/flower-basket_12/07.jpg</text:p>
          </table:table-cell>
          <table:table-cell table:style-name="ce1" office:value-type="string">
            <text:p>/resources/image/flower-images/flower-basket/flower-basket_12/08jpg</text:p>
          </table:table-cell>
          <table:table-cell table:style-name="ce1" office:value-type="string">
            <text:p>/resources/image/flower-images/flower-basket/flower-basket_12/09.jpg</text:p>
          </table:table-cell>
          <table:table-cell table:style-name="ce1" office:value-type="string">
            <text:p>/resources/image/flower-images/flower-basket/flower-basket_12/10.jpg</text:p>
          </table:table-cell>
          <table:table-cell table:style-name="ce1" office:value-type="string">
            <text:p>/resources/image/flower-images/flower-basket/flower-basket_12/11.jpg</text:p>
          </table:table-cell>
          <table:table-cell table:style-name="ce1" office:value-type="string">
            <text:p>/resources/image/flower-images/flower-basket/flower-basket_12/12.jpg</text:p>
          </table:table-cell>
          <table:table-cell table:style-name="ce1" office:value-type="string">
            <text:p>/resources/image/flower-images/flower-basket/flower-basket_12/13.jpg</text:p>
          </table:table-cell>
          <table:table-cell table:style-name="ce1" office:value-type="string">
            <text:p>/resources/image/flower-images/flower-basket/flower-basket_12/14.png</text:p>
          </table:table-cell>
          <table:table-cell table:number-columns-repeated="1009"/>
        </table:table-row>
        <table:table-row table:style-name="ro1">
          <table:table-cell/>
          <table:table-cell table:style-name="ce1" office:value-type="string">
            <text:p>/resources/image/flower-images/flower-basket/flower-basket_13/01.jpg</text:p>
          </table:table-cell>
          <table:table-cell table:style-name="ce1" office:value-type="string">
            <text:p>/resources/image/flower-images/flower-basket/flower-basket_13/02.jpg</text:p>
          </table:table-cell>
          <table:table-cell table:style-name="ce1" office:value-type="string">
            <text:p>/resources/image/flower-images/flower-basket/flower-basket_13/03.jpg</text:p>
          </table:table-cell>
          <table:table-cell table:style-name="ce1" office:value-type="string">
            <text:p>/resources/image/flower-images/flower-basket/flower-basket_13/04.jpg</text:p>
          </table:table-cell>
          <table:table-cell table:style-name="ce1" office:value-type="string">
            <text:p>/resources/image/flower-images/flower-basket/flower-basket_13/05.jpg</text:p>
          </table:table-cell>
          <table:table-cell table:style-name="ce1" office:value-type="string">
            <text:p>/resources/image/flower-images/flower-basket/flower-basket_13/06.jpg</text:p>
          </table:table-cell>
          <table:table-cell table:style-name="ce1" office:value-type="string">
            <text:p>/resources/image/flower-images/flower-basket/flower-basket_13/07.jpg</text:p>
          </table:table-cell>
          <table:table-cell table:style-name="ce1" office:value-type="string">
            <text:p>/resources/image/flower-images/flower-basket/flower-basket_13/08jpg</text:p>
          </table:table-cell>
          <table:table-cell table:style-name="ce1" office:value-type="string">
            <text:p>/resources/image/flower-images/flower-basket/flower-basket_13/09.jpg</text:p>
          </table:table-cell>
          <table:table-cell table:style-name="ce1" office:value-type="string">
            <text:p>/resources/image/flower-images/flower-basket/flower-basket_13/10.jpg</text:p>
          </table:table-cell>
          <table:table-cell table:style-name="ce1" office:value-type="string">
            <text:p>/resources/image/flower-images/flower-basket/flower-basket_13/11.jpg</text:p>
          </table:table-cell>
          <table:table-cell table:style-name="ce1" office:value-type="string">
            <text:p>/resources/image/flower-images/flower-basket/flower-basket_13/12.jpg</text:p>
          </table:table-cell>
          <table:table-cell table:style-name="ce1" office:value-type="string">
            <text:p>/resources/image/flower-images/flower-basket/flower-basket_13/13.jpg</text:p>
          </table:table-cell>
          <table:table-cell table:style-name="ce1" office:value-type="string">
            <text:p>/resources/image/flower-images/flower-basket/flower-basket_13/14.jpg</text:p>
          </table:table-cell>
          <table:table-cell table:style-name="ce1" office:value-type="string">
            <text:p>/resources/image/flower-images/flower-basket/flower-basket_13/15.png</text:p>
          </table:table-cell>
          <table:table-cell table:number-columns-repeated="1008"/>
        </table:table-row>
        <table:table-row table:style-name="ro2">
          <table:table-cell/>
          <table:table-cell table:style-name="ce1" office:value-type="string">
            <text:p>/resources/image/flower-images/flower-basket/flower-basket_14/01.jpg</text:p>
          </table:table-cell>
          <table:table-cell table:style-name="ce1" office:value-type="string">
            <text:p>/resources/image/flower-images/flower-basket/flower-basket_14/02.jpg</text:p>
          </table:table-cell>
          <table:table-cell table:style-name="ce1" office:value-type="string">
            <text:p>/resources/image/flower-images/flower-basket/flower-basket_14/03.jpg</text:p>
          </table:table-cell>
          <table:table-cell table:style-name="ce1" office:value-type="string">
            <text:p>/resources/image/flower-images/flower-basket/flower-basket_14/04.jpg</text:p>
          </table:table-cell>
          <table:table-cell table:style-name="ce1" office:value-type="string">
            <text:p>/resources/image/flower-images/flower-basket/flower-basket_14/05.jpg</text:p>
          </table:table-cell>
          <table:table-cell table:style-name="ce1" office:value-type="string">
            <text:p>/resources/image/flower-images/flower-basket/flower-basket_14/06.jpg</text:p>
          </table:table-cell>
          <table:table-cell table:style-name="ce1" office:value-type="string">
            <text:p>/resources/image/flower-images/flower-basket/flower-basket_14/07.jpg</text:p>
          </table:table-cell>
          <table:table-cell table:style-name="ce1" office:value-type="string">
            <text:p>/resources/image/flower-images/flower-basket/flower-basket_14/08jpg</text:p>
          </table:table-cell>
          <table:table-cell table:style-name="ce1" office:value-type="string">
            <text:p>/resources/image/flower-images/flower-basket/flower-basket_14/09.jpg</text:p>
          </table:table-cell>
          <table:table-cell table:style-name="ce1" office:value-type="string">
            <text:p>/resources/image/flower-images/flower-basket/flower-basket_14/10.png</text:p>
          </table:table-cell>
          <table:table-cell table:style-name="ce1"/>
          <table:table-cell table:style-name="ce1" office:value-type="string">
            <text:p>/resources/image/flower-images/flower-basket/flower-basket_14/12.jpg</text:p>
          </table:table-cell>
          <table:table-cell table:style-name="ce1" table:number-columns-repeated="2"/>
          <table:table-cell table:number-columns-repeated="1009"/>
        </table:table-row>
        <table:table-row table:style-name="ro1">
          <table:table-cell/>
          <table:table-cell table:style-name="ce1" office:value-type="string">
            <text:p>/resources/image/flower-images/flower-basket/flower-basket_15/01.jpg</text:p>
          </table:table-cell>
          <table:table-cell table:style-name="ce1" office:value-type="string">
            <text:p>/resources/image/flower-images/flower-basket/flower-basket_15/02.jpg</text:p>
          </table:table-cell>
          <table:table-cell table:style-name="ce1" office:value-type="string">
            <text:p>/resources/image/flower-images/flower-basket/flower-basket_15/03.jpg</text:p>
          </table:table-cell>
          <table:table-cell table:style-name="ce1" office:value-type="string">
            <text:p>/resources/image/flower-images/flower-basket/flower-basket_15/04.jpg</text:p>
          </table:table-cell>
          <table:table-cell table:style-name="ce1" office:value-type="string">
            <text:p>/resources/image/flower-images/flower-basket/flower-basket_15/05.jpg</text:p>
          </table:table-cell>
          <table:table-cell table:style-name="ce1" office:value-type="string">
            <text:p>/resources/image/flower-images/flower-basket/flower-basket_15/06.jpg</text:p>
          </table:table-cell>
          <table:table-cell table:style-name="ce1" office:value-type="string">
            <text:p>/resources/image/flower-images/flower-basket/flower-basket_15/07.jpg</text:p>
          </table:table-cell>
          <table:table-cell table:style-name="ce1" office:value-type="string">
            <text:p>/resources/image/flower-images/flower-basket/flower-basket_15/08jpg</text:p>
          </table:table-cell>
          <table:table-cell table:style-name="ce1" office:value-type="string">
            <text:p>/resources/image/flower-images/flower-basket/flower-basket_15/09.jpg</text:p>
          </table:table-cell>
          <table:table-cell table:style-name="ce1" office:value-type="string">
            <text:p>/resources/image/flower-images/flower-basket/flower-basket_15/10.jpg</text:p>
          </table:table-cell>
          <table:table-cell table:style-name="ce1" office:value-type="string">
            <text:p>/resources/image/flower-images/flower-basket/flower-basket_15/11.jpg</text:p>
          </table:table-cell>
          <table:table-cell table:style-name="ce1" office:value-type="string">
            <text:p>/resources/image/flower-images/flower-basket/flower-basket_15/12.jpg</text:p>
          </table:table-cell>
          <table:table-cell table:style-name="ce1" office:value-type="string">
            <text:p>/resources/image/flower-images/flower-basket/flower-basket_15/13.jpg</text:p>
          </table:table-cell>
          <table:table-cell table:style-name="ce1" office:value-type="string">
            <text:p>/resources/image/flower-images/flower-basket/flower-basket_15/14.jpg</text:p>
          </table:table-cell>
          <table:table-cell table:style-name="ce1" office:value-type="string">
            <text:p>/resources/image/flower-images/flower-basket/flower-basket_13/15.png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string">
            <text:p>/resources/image/flower-images/potted-plant/potted-plant_01/01.PNG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/resources/image/flower-images/potted-plant/potted-plant_01/01.PNG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/resources/image/flower-images/potted-plant/potted-plant_01/01.PNG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맑은 고딕" svg:font-family="'맑은 고딕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-asian="돋움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0">2023-02-20</text:date>, <text:time>15:1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0T15:16:35.29</dc:date>
    <dc:creator>l c</dc:creator>
    <meta:document-statistic meta:table-count="1" meta:cell-count="190" meta:object-count="0"/>
    <meta:generator>OpenOffice/4.1.13$Win32 OpenOffice.org_project/4113m1$Build-9810</meta:generator>
  </office:meta>
</office:document-meta>
</file>